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Line_20_Arrow" draw:marker-end-width="0.2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9" draw:id="id9" draw:layer="layout" svg:width="6.5cm" svg:height="2cm" svg:x="7.85cm" svg:y="2.6cm">
          <text:p text:style-name="P1"><text:span text:style-name="T1">Strategie</text:span></text:p>
          <text:p text:style-name="P1"><text:span text:style-name="T1">aktion(gegenstand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3" draw:id="id3" draw:layer="layout" svg:width="6.5cm" svg:height="2.5cm" svg:x="0.1cm" svg:y="0.1cm">
          <text:p text:style-name="P1">AbstrakteKlasse</text:p>
          <text:p text:style-name="P1">normaleMethode()</text:p>
          <text:p text:style-name="P1"><text:span text:style-name="T1">abstrakteMethod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0.5cm" svg:height="0.5cm" draw:transform="rotate (-1.5707963267949) translate (3.6cm 2.6cm)">
          <text:p/>
          <draw:enhanced-geometry svg:viewBox="0 0 21600 21600" draw:text-areas="?f7 ?f0 21600 ?f2" draw:mirror-horizontal="false" draw:mirror-vertical="false" draw:type="left-arrow" draw:modifiers="17935.3293413174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3" draw:text-style-name="P2" draw:layer="layout" svg:x1="3.35cm" svg:y1="3.6cm" svg:x2="3.35cm" svg:y2="3.1cm" draw:start-shape="id1" draw:start-glue-point="4" draw:end-shape="id2" draw:end-glue-point="1" svg:d="m3350 3600v-500">
          <text:p/>
        </draw:connector>
        <draw:custom-shape draw:style-name="gr1" draw:text-style-name="P1" xml:id="id1" draw:id="id1" draw:layer="layout" svg:width="6.5cm" svg:height="1.5cm" svg:x="0.1cm" svg:y="3.6cm">
          <text:p text:style-name="P1">Implementierung</text:p>
          <text:p text:style-name="P1">abstrakteMethode()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xml:id="id4" draw:id="id4" draw:layer="layout" svg:x1="7.1cm" svg:y1="2.1cm" svg:x2="6.6cm" svg:y2="2.1cm">
          <text:p/>
        </draw:line>
        <draw:connector draw:style-name="gr3" draw:text-style-name="P2" draw:layer="layout" svg:x1="6.6cm" svg:y1="1.35cm" svg:x2="7.1cm" svg:y2="2.1cm" draw:start-shape="id3" draw:start-glue-point="7" draw:end-shape="id4" draw:end-glue-point="1" svg:d="m6600 1350h1001v750h-501">
          <text:p/>
        </draw:connector>
        <draw:frame draw:style-name="gr5" draw:text-style-name="P3" draw:layer="layout" svg:width="2.462cm" svg:height="0.725cm" svg:x="7.501cm" svg:y="1.375cm">
          <draw:text-box>
            <text:p text:style-name="P2">verwendet</text:p>
          </draw:text-box>
        </draw:frame>
        <draw:custom-shape draw:style-name="gr2" draw:text-style-name="P1" xml:id="id6" draw:id="id6" draw:layer="layout" svg:width="0.5cm" svg:height="0.5cm" draw:transform="rotate (-1.5707963267949) translate (11.35cm 4.6cm)">
          <text:p/>
          <draw:enhanced-geometry svg:viewBox="0 0 21600 21600" draw:text-areas="?f7 ?f0 21600 ?f2" draw:mirror-horizontal="false" draw:mirror-vertical="false" draw:type="left-arrow" draw:modifiers="17935.3293413174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3" draw:text-style-name="P2" draw:layer="layout" svg:x1="7.35cm" svg:y1="6.1cm" svg:x2="11.1cm" svg:y2="5.1cm" draw:start-shape="id5" draw:start-glue-point="4" draw:end-shape="id6" draw:end-glue-point="1" svg:d="m7350 6100v-499h3750v-501">
          <text:p/>
        </draw:connector>
        <draw:custom-shape draw:style-name="gr1" draw:text-style-name="P4" xml:id="id5" draw:id="id5" draw:layer="layout" svg:width="6.5cm" svg:height="2cm" svg:x="4.1cm" svg:y="6.1cm">
          <text:p text:style-name="P4"><text:span text:style-name="T2">StrategieImpl1</text:span></text:p>
          <text:p text:style-name="P4"><text:span text:style-name="T2">aktion(gegenstand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4" xml:id="id7" draw:id="id7" draw:layer="layout" svg:width="6.5cm" svg:height="2cm" svg:x="11.6cm" svg:y="6.1cm">
          <text:p text:style-name="P4"><text:span text:style-name="T2">StrategieImpl2</text:span></text:p>
          <text:p text:style-name="P4"><text:span text:style-name="T2">aktion(gegenstand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2" draw:layer="layout" svg:x1="11.1cm" svg:y1="5.1cm" svg:x2="14.85cm" svg:y2="6.1cm" draw:start-shape="id6" draw:start-glue-point="1" draw:end-shape="id7" draw:end-glue-point="4" svg:d="m11100 5100v501h3750v499">
          <text:p/>
        </draw:connector>
        <draw:custom-shape draw:style-name="gr1" draw:text-style-name="P4" xml:id="id8" draw:id="id8" draw:layer="layout" svg:width="3cm" svg:height="1cm" svg:x="9.6cm" svg:y="0.1cm">
          <text:p text:style-name="P4"><text:span text:style-name="T2">Nutz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6" draw:text-style-name="P2" draw:layer="layout" svg:x1="11.1cm" svg:y1="1.1cm" svg:x2="11.1cm" svg:y2="2.6cm" draw:start-shape="id8" draw:start-glue-point="6" draw:end-shape="id9" draw:end-glue-point="4" svg:d="m11100 1100v1500">
          <text:p/>
        </draw:connector>
        <draw:line draw:style-name="gr7" draw:text-style-name="P2" draw:layer="layout" svg:x1="6.6cm" svg:y1="1cm" svg:x2="0.1cm" svg:y2="1cm">
          <text:p/>
        </draw:line>
        <draw:line draw:style-name="gr7" draw:text-style-name="P2" draw:layer="layout" svg:x1="6.6cm" svg:y1="4.4cm" svg:x2="0.1cm" svg:y2="4.4cm">
          <text:p/>
        </draw:line>
        <draw:line draw:style-name="gr7" draw:text-style-name="P2" draw:layer="layout" svg:x1="7.85cm" svg:y1="3.6cm" svg:x2="14.35cm" svg:y2="3.6cm">
          <text:p/>
        </draw:line>
        <draw:line draw:style-name="gr7" draw:text-style-name="P2" draw:layer="layout" svg:x1="4.1cm" svg:y1="7.1cm" svg:x2="10.6cm" svg:y2="7.1cm">
          <text:p/>
        </draw:line>
        <draw:line draw:style-name="gr7" draw:text-style-name="P2" draw:layer="layout" svg:x1="11.6cm" svg:y1="7.1cm" svg:x2="18.1cm" svg:y2="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Linienende_20_2" draw:display-name="Linienende 2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8.2cm" fo:page-height="8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7-12T11:15:06</meta:creation-date>
    <dc:date>2012-07-12T16:24:53</dc:date>
    <dc:creator>Markus </dc:creator>
    <meta:editing-duration>PT4H23M27S</meta:editing-duration>
    <meta:editing-cycles>5</meta:editing-cycles>
    <meta:generator>LibreOffice/3.5$Linux_X86_64 LibreOffice_project/350m1$Build-2</meta:generator>
    <meta:document-statistic meta:object-count="20"/>
  </office:meta>
</office:document-meta>
</file>